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u</mi>
      <mrow>
        <mo fence="true" stretchy="false">(</mo>
        <mrow>
          <mi>r</mi>
        </mrow>
        <mo fence="true" stretchy="false">)</mo>
      </mrow>
      <mrow>
        <mspace width="0.5em"/>
        <mo stretchy="false">=</mo>
        <mspace width="0.5em"/>
      </mrow>
      <mi>A</mi>
      <msup>
        <mi>r</mi>
        <mrow>
          <mi>l</mi>
          <mo stretchy="false">+</mo>
          <mn>1</mn>
        </mrow>
      </msup>
      <mrow>
        <mspace width="0.5em"/>
        <mo stretchy="false">+</mo>
        <mspace width="0.5em"/>
      </mrow>
      <mi>B</mi>
      <msup>
        <mi>r</mi>
        <mrow>
          <mo stretchy="false">−</mo>
          <mi>l</mi>
        </mrow>
      </msup>
    </mrow>
    <annotation encoding="StarMath 5.0">u ( r ) ` = ` A r ^ { l + 1 } ` + ` B r ^ { - l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17:01:08.151000000</meta:creation-date>
    <meta:generator>LibreOffice/4.2.4.2$Windows_x86 LibreOffice_project/63150712c6d317d27ce2db16eb94c2f3d7b699f8</meta:generator>
  </office:meta>
</office:document-meta>
</file>